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10000018DAB7266BF12470E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7.8744in" svg:height="5.8339in" draw:z-index="0"><draw:image xlink:href="Pictures/10000201000002C10000018DAB7266BF12470E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01:06:51.488154586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